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VersionList.xml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34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11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12" style:family="table-cell" style:parent-style-name="Default">
      <style:table-cell-properties fo:border-bottom="none" fo:background-color="#ffff00" fo:border-left="none" fo:border-right="none" fo:border-top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d320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ackground-color="#ffff00" fo:border-left="0.002cm solid #000000" fo:border-right="0.002cm solid #000000" fo:border-top="none"/>
    </style:style>
    <style:style style:name="ce15" style:family="table-cell" style:parent-style-name="Default">
      <style:table-cell-properties fo:background-color="#ff0000" fo:border="none"/>
    </style:style>
    <style:style style:name="ce16" style:family="table-cell" style:parent-style-name="Default">
      <style:table-cell-properties fo:border-bottom="0.002cm solid #000000" fo:border-left="none" fo:border-right="none" fo:border-top="none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fo:border="0.002cm solid #000000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2" style:family="table-cell" style:parent-style-name="Default">
      <style:table-cell-properties fo:border-bottom="none" fo:border-left="0.002cm solid #000000" fo:border-right="0.002cm solid #000000" fo:border-top="none"/>
    </style:style>
    <style:style style:name="ce23" style:family="table-cell" style:parent-style-name="Default">
      <style:table-cell-properties fo:border-bottom="none" fo:background-color="#ff0000" fo:border-left="0.002cm solid #000000" fo:border-right="0.002cm solid #000000" fo:border-top="none"/>
    </style:style>
    <style:style style:name="ce24" style:family="table-cell" style:parent-style-name="Default">
      <style:table-cell-properties fo:border-bottom="none" fo:background-color="#ffff00" fo:border-left="none" fo:border-right="none" fo:border-top="0.002cm solid #000000"/>
    </style:style>
    <style:style style:name="ce2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6" style:family="table-cell" style:parent-style-name="Default" style:data-style-name="N109">
      <style:table-cell-properties fo:border-bottom="none" fo:border-left="0.002cm solid #000000" fo:border-right="0.002cm solid #000000" fo:border-top="0.002cm solid #000000"/>
    </style:style>
    <style:style style:name="ce27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28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ce29" style:family="table-cell" style:parent-style-name="Default" style:data-style-name="N109"/>
    <style:style style:name="ce30" style:family="table-cell" style:parent-style-name="Default" style:data-style-name="N109">
      <style:table-cell-properties fo:border="0.002cm solid #000000"/>
    </style:style>
    <style:style style:name="ce31" style:family="table-cell" style:parent-style-name="Default" style:data-style-name="N109">
      <style:table-cell-properties fo:background-color="transparent" fo:border="none"/>
    </style:style>
    <style:style style:name="ce32" style:family="table-cell" style:parent-style-name="Default">
      <style:text-properties fo:font-size="13pt" style:font-size-asian="13pt" style:font-size-complex="13pt"/>
    </style:style>
    <style:style style:name="ce33" style:family="table-cell" style:parent-style-name="Default" style:data-style-name="N109">
      <style:table-cell-properties fo:border-bottom="none" fo:background-color="#00ff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4" style:family="table-cell" style:parent-style-name="Default" style:data-style-name="N109">
      <style:table-cell-properties fo:border-bottom="none" fo:background-color="#00ff00" fo:border-left="0.002cm solid #000000" fo:border-right="0.002cm solid #000000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09">
      <style:table-cell-properties fo:border-bottom="none" fo:background-color="#e6e6e6" fo:border-left="0.002cm solid #000000" fo:border-right="0.002cm solid #000000" fo:border-top="none"/>
      <style:text-properties fo:font-weight="bold" style:font-weight-asian="bold" style:font-weight-complex="bold"/>
    </style:style>
    <style:style style:name="ce36" style:family="table-cell" style:parent-style-name="Default" style:data-style-name="N109">
      <style:table-cell-properties fo:border-bottom="none" fo:background-color="#8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37" style:family="table-cell" style:parent-style-name="Default" style:data-style-name="N109">
      <style:table-cell-properties fo:border-bottom="0.002cm solid #000000" fo:background-color="#e6e6e6" fo:border-left="0.002cm solid #000000" fo:border-right="0.002cm solid #000000" fo:border-top="none"/>
      <style:text-properties fo:font-weight="bold" style:font-weight-asian="bold" style:font-weight-complex="bold"/>
    </style:style>
    <style:style style:name="ce38" style:family="table-cell" style:parent-style-name="Default" style:data-style-name="N109">
      <style:text-properties fo:font-weight="bold" style:font-weight-asian="bold" style:font-weight-complex="bold"/>
    </style:style>
    <style:style style:name="ce39" style:family="table-cell" style:parent-style-name="Default" style:data-style-name="N109">
      <style:table-cell-properties fo:background-color="#e6e6e6" fo:border="0.002cm solid #000000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fo:background-color="transparent"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ce3"/>
        <table:table-column table:style-name="co1" table:number-columns-repeated="2" table:default-cell-style-name="ce11"/>
        <table:table-column table:style-name="co1" table:default-cell-style-name="ce22"/>
        <table:table-column table:style-name="co1" table:number-columns-repeated="2" table:default-cell-style-name="ce27"/>
        <table:table-column table:style-name="co1" table:default-cell-style-name="ce3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style-name="ce8" office:value-type="string" table:number-columns-spanned="2" table:number-rows-spanned="1">
            <text:p>Part 1</text:p>
          </table:table-cell>
          <table:covered-table-cell table:style-name="ce19"/>
          <table:table-cell table:style-name="ce20" office:value-type="string">
            <text:p>Part 2</text:p>
          </table:table-cell>
          <table:table-cell table:style-name="ce8" office:value-type="string" table:number-columns-spanned="3" table:number-rows-spanned="1">
            <text:p>Body</text:p>
          </table:table-cell>
          <table:covered-table-cell table:style-name="ce20"/>
          <table:covered-table-cell table:style-name="ce32"/>
          <table:table-cell table:number-columns-repeated="3"/>
        </table:table-row>
        <table:table-row table:style-name="ro2">
          <table:table-cell table:style-name="ce1"/>
          <table:table-cell table:style-name="ce9" office:value-type="string">
            <text:p>Praktické</text:p>
          </table:table-cell>
          <table:table-cell table:style-name="ce9" office:value-type="string">
            <text:p>Přílohy</text:p>
          </table:table-cell>
          <table:table-cell table:style-name="ce9" office:value-type="string">
            <text:p>Praktické</text:p>
          </table:table-cell>
          <table:table-cell table:style-name="ce9" office:value-type="string">
            <text:p>První část</text:p>
          </table:table-cell>
          <table:table-cell table:style-name="ce9" office:value-type="string">
            <text:p>Druhá část</text:p>
          </table:table-cell>
          <table:table-cell table:style-name="ce9" office:value-type="string">
            <text:p>Celkem</text:p>
          </table:table-cell>
          <table:table-cell table:number-columns-repeated="3"/>
        </table:table-row>
        <table:table-row table:style-name="ro2">
          <table:table-cell table:style-name="ce2" office:value-type="string">
            <text:p>1-1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15">
            <text:p>15</text:p>
          </table:table-cell>
          <table:table-cell table:style-name="ce21" office:value-type="float" office:value="60">
            <text:p>60</text:p>
          </table:table-cell>
          <table:table-cell table:style-name="ce26" table:formula="of:=([.B3]+[.C3])/([.$B$20]+[.$C$20])*12" office:value-type="float" office:value="12">
            <text:p>12,0</text:p>
          </table:table-cell>
          <table:table-cell table:style-name="ce26" table:formula="of:=[.D3]/[.$D$20]*12" office:value-type="float" office:value="12">
            <text:p>12,0</text:p>
          </table:table-cell>
          <table:table-cell table:style-name="ce33" table:formula="of:=[.E3]+[.F3]" office:value-type="float" office:value="24">
            <text:p>24,0</text:p>
          </table:table-cell>
          <table:table-cell office:value-type="string">
            <text:p>HLA102, MEC051, STO263</text:p>
          </table:table-cell>
          <table:table-cell table:number-columns-repeated="2"/>
        </table:table-row>
        <table:table-row table:style-name="ro2">
          <table:table-cell office:value-type="string">
            <text:p>1-2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table:formula="of:=([.B4]+[.C4])/([.$B$20]+[.$C$20])*12" office:value-type="float" office:value="9.6">
            <text:p>9,6</text:p>
          </table:table-cell>
          <table:table-cell table:formula="of:=[.D4]/[.$D$20]*12" office:value-type="float" office:value="5">
            <text:p>5,0</text:p>
          </table:table-cell>
          <table:table-cell table:formula="of:=[.E4]+[.F4]" office:value-type="float" office:value="14.6">
            <text:p>14,6</text:p>
          </table:table-cell>
          <table:table-cell office:value-type="string">
            <text:p>JAW175, KLV019, KRM014</text:p>
          </table:table-cell>
          <table:table-cell/>
          <table:table-cell office:value-type="string">
            <text:p>V obrázku chybí NAT pool</text:p>
          </table:table-cell>
        </table:table-row>
        <table:table-row table:style-name="ro2">
          <table:table-cell office:value-type="string">
            <text:p>1-3</text:p>
          </table:table-cell>
          <table:table-cell/>
          <table:table-cell office:value-type="float" office:value="15">
            <text:p>15</text:p>
          </table:table-cell>
          <table:table-cell table:style-name="ce23"/>
          <table:table-cell table:formula="of:=([.B5]+[.C5])/([.$B$20]+[.$C$20])*12" office:value-type="float" office:value="1.8">
            <text:p>1,8</text:p>
          </table:table-cell>
          <table:table-cell table:formula="of:=[.D5]/[.$D$20]*12" office:value-type="float" office:value="0">
            <text:p>0,0</text:p>
          </table:table-cell>
          <table:table-cell table:style-name="ce35" table:formula="of:=[.E5]+[.F5]" office:value-type="float" office:value="1.8">
            <text:p>1,8</text:p>
          </table:table-cell>
          <table:table-cell office:value-type="string">
            <text:p>GOM020,JEL043, KOC430</text:p>
          </table:table-cell>
          <table:table-cell/>
          <table:table-cell office:value-type="string">
            <text:p>problém s odevzdáváním, ruční kontrola nutná</text:p>
          </table:table-cell>
        </table:table-row>
        <table:table-row table:style-name="ro2">
          <table:table-cell table:number-columns-repeated="6"/>
          <table:table-cell table:style-name="ce35"/>
          <table:table-cell table:number-columns-repeated="3"/>
        </table:table-row>
        <table:table-row table:style-name="ro2">
          <table:table-cell table:style-name="ce2" office:value-type="string">
            <text:p>2-1</text:p>
          </table:table-cell>
          <table:table-cell table:style-name="ce12"/>
          <table:table-cell table:style-name="ce12"/>
          <table:table-cell table:style-name="ce24"/>
          <table:table-cell table:style-name="ce26" table:formula="of:=([.B7]+[.C7])/([.$B$20]+[.$C$20])*12" office:value-type="float" office:value="0">
            <text:p>0,0</text:p>
          </table:table-cell>
          <table:table-cell table:style-name="ce26" table:formula="of:=[.D7]/[.$D$20]*12" office:value-type="float" office:value="0">
            <text:p>0,0</text:p>
          </table:table-cell>
          <table:table-cell table:style-name="ce36" table:formula="of:=[.E7]+[.F7]" office:value-type="float" office:value="0">
            <text:p>0,0</text:p>
          </table:table-cell>
          <table:table-cell office:value-type="string">
            <text:p>BOR167, CHU109, MAS130</text:p>
          </table:table-cell>
          <table:table-cell table:number-columns-repeated="2"/>
        </table:table-row>
        <table:table-row table:style-name="ro2">
          <table:table-cell office:value-type="string">
            <text:p>2-2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([.B8]+[.C8])/([.$B$20]+[.$C$20])*12" office:value-type="float" office:value="12">
            <text:p>12,0</text:p>
          </table:table-cell>
          <table:table-cell table:formula="of:=[.D8]/[.$D$20]*12" office:value-type="float" office:value="7">
            <text:p>7,0</text:p>
          </table:table-cell>
          <table:table-cell table:formula="of:=[.E8]+[.F8]" office:value-type="float" office:value="19">
            <text:p>19,0</text:p>
          </table:table-cell>
          <table:table-cell office:value-type="string">
            <text:p>RIH038, RUS107</text:p>
          </table:table-cell>
          <table:table-cell/>
          <table:table-cell office:value-type="string">
            <text:p>korekce bodů <text:s/>PART2 pro přepočet</text:p>
          </table:table-cell>
        </table:table-row>
        <table:table-row table:style-name="ro2">
          <table:table-cell office:value-type="string">
            <text:p>2-3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formula="of:=([.B9]+[.C9])/([.$B$20]+[.$C$20])*12" office:value-type="float" office:value="12">
            <text:p>12,0</text:p>
          </table:table-cell>
          <table:table-cell table:formula="of:=[.D9]/[.$D$20]*12" office:value-type="float" office:value="7">
            <text:p>7,0</text:p>
          </table:table-cell>
          <table:table-cell table:formula="of:=[.E9]+[.F9]" office:value-type="float" office:value="19">
            <text:p>19,0</text:p>
          </table:table-cell>
          <table:table-cell office:value-type="string">
            <text:p>CVA019,MED048, SIM477</text:p>
          </table:table-cell>
          <table:table-cell/>
          <table:table-cell office:value-type="string">
            <text:p>korekce bodů <text:s/>PART2 pro přepočet</text:p>
          </table:table-cell>
        </table:table-row>
        <table:table-row table:style-name="ro2">
          <table:table-cell office:value-type="string">
            <text:p>2-4</text:p>
          </table:table-cell>
          <table:table-cell table:style-name="ce13"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table:formula="of:=([.B10]+[.C10])/([.$B$20]+[.$C$20])*12" office:value-type="float" office:value="7.08">
            <text:p>7,1</text:p>
          </table:table-cell>
          <table:table-cell table:formula="of:=[.D10]/[.$D$20]*12" office:value-type="float" office:value="7">
            <text:p>7,0</text:p>
          </table:table-cell>
          <table:table-cell table:formula="of:=[.E10]+[.F10]" office:value-type="float" office:value="14.08">
            <text:p>14,1</text:p>
          </table:table-cell>
          <table:table-cell office:value-type="string">
            <text:p>BOH163, KOR244, VAN380</text:p>
          </table:table-cell>
          <table:table-cell/>
          <table:table-cell office:value-type="string">
            <text:p>chybí detaily u obrázku původní topologie</text:p>
          </table:table-cell>
        </table:table-row>
        <table:table-row table:style-name="ro3">
          <table:table-cell office:value-type="string">
            <text:p>2-5</text:p>
          </table:table-cell>
          <table:table-cell table:style-name="ce14"/>
          <table:table-cell office:value-type="float" office:value="15">
            <text:p>15</text:p>
          </table:table-cell>
          <table:table-cell table:style-name="ce23"/>
          <table:table-cell table:formula="of:=([.B11]+[.C11])/([.$B$20]+[.$C$20])*12" office:value-type="float" office:value="1.8">
            <text:p>1,8</text:p>
          </table:table-cell>
          <table:table-cell table:formula="of:=[.D11]/[.$D$20]*12" office:value-type="float" office:value="0">
            <text:p>0,0</text:p>
          </table:table-cell>
          <table:table-cell table:style-name="ce35" table:formula="of:=[.E11]+[.F11]" office:value-type="float" office:value="1.8">
            <text:p>1,8</text:p>
          </table:table-cell>
          <table:table-cell office:value-type="string">
            <text:p>BEI021, KAS275, MAL452</text:p>
          </table:table-cell>
          <table:table-cell/>
          <table:table-cell office:value-type="string">
            <text:p>testy neprovedeny, konfigurace??? v příloze, ruční oprava??? Netestovali pres VL ani 1 cast</text:p>
          </table:table-cell>
        </table:table-row>
        <table:table-row table:style-name="ro2">
          <table:table-cell office:value-type="string">
            <text:p>2-6</text:p>
          </table:table-cell>
          <table:table-cell office:value-type="float" office:value="85">
            <text:p>85</text:p>
          </table:table-cell>
          <table:table-cell table:style-name="Default"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([.B12]+[.C12])/([.$B$20]+[.$C$20])*12" office:value-type="float" office:value="12">
            <text:p>12,0</text:p>
          </table:table-cell>
          <table:table-cell table:formula="of:=[.D12]/[.$D$20]*12" office:value-type="float" office:value="12">
            <text:p>12,0</text:p>
          </table:table-cell>
          <table:table-cell table:formula="of:=[.E12]+[.F12]" office:value-type="float" office:value="24">
            <text:p>24,0</text:p>
          </table:table-cell>
          <table:table-cell office:value-type="string">
            <text:p>MEL122, STO80,TIM01</text:p>
          </table:table-cell>
          <table:table-cell/>
          <table:table-cell office:value-type="string">
            <text:p>procenta uměle snížena, aby byla správná škála</text:p>
          </table:table-cell>
        </table:table-row>
        <table:table-row table:style-name="ro2">
          <table:table-cell office:value-type="string">
            <text:p>2-7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table:formula="of:=([.B13]+[.C13])/([.$B$20]+[.$C$20])*12" office:value-type="float" office:value="11.76">
            <text:p>11,8</text:p>
          </table:table-cell>
          <table:table-cell table:formula="of:=[.D13]/[.$D$20]*12" office:value-type="float" office:value="7">
            <text:p>7,0</text:p>
          </table:table-cell>
          <table:table-cell table:formula="of:=[.E13]+[.F13]" office:value-type="float" office:value="18.76">
            <text:p>18,8</text:p>
          </table:table-cell>
          <table:table-cell office:value-type="string">
            <text:p>KOB085, MAC676</text:p>
          </table:table-cell>
          <table:table-cell/>
          <table:table-cell office:value-type="string">
            <text:p>Spoje bod-bod nejsou adresovány z přiděleného rozsahu, korekce bodů <text:s/>PART2 pro přepočet</text:p>
          </table:table-cell>
        </table:table-row>
        <table:table-row table:style-name="ro2">
          <table:table-cell office:value-type="string">
            <text:p>2-8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([.B14]+[.C14])/([.$B$20]+[.$C$20])*12" office:value-type="float" office:value="12">
            <text:p>12,0</text:p>
          </table:table-cell>
          <table:table-cell table:formula="of:=[.D14]/[.$D$20]*12" office:value-type="float" office:value="12">
            <text:p>12,0</text:p>
          </table:table-cell>
          <table:table-cell table:formula="of:=[.E14]+[.F14]" office:value-type="float" office:value="24">
            <text:p>24,0</text:p>
          </table:table-cell>
          <table:table-cell office:value-type="string">
            <text:p>KOM134, TES122</text:p>
          </table:table-cell>
          <table:table-cell table:number-columns-repeated="2"/>
        </table:table-row>
        <table:table-row table:style-name="ro2">
          <table:table-cell office:value-type="string">
            <text:p>2-9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formula="of:=([.B15]+[.C15])/([.$B$20]+[.$C$20])*12" office:value-type="float" office:value="12">
            <text:p>12,0</text:p>
          </table:table-cell>
          <table:table-cell table:formula="of:=[.D15]/[.$D$20]*12" office:value-type="float" office:value="12">
            <text:p>12,0</text:p>
          </table:table-cell>
          <table:table-cell table:formula="of:=[.E15]+[.F15]" office:value-type="float" office:value="24">
            <text:p>24,0</text:p>
          </table:table-cell>
          <table:table-cell office:value-type="string">
            <text:p>BAR118, CAN021</text:p>
          </table:table-cell>
          <table:table-cell/>
          <table:table-cell office:value-type="string">
            <text:p>korekce bodů <text:s/>PART2 pro přepočet</text:p>
          </table:table-cell>
        </table:table-row>
        <table:table-row table:style-name="ro2">
          <table:table-cell office:value-type="string">
            <text:p>2-10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table:style-name="ce14" office:value-type="float" office:value="0">
            <text:p>0</text:p>
          </table:table-cell>
          <table:table-cell table:formula="of:=([.B16]+[.C16])/([.$B$20]+[.$C$20])*12" office:value-type="float" office:value="12">
            <text:p>12,0</text:p>
          </table:table-cell>
          <table:table-cell table:formula="of:=[.D16]/[.$D$20]*12" office:value-type="float" office:value="0">
            <text:p>0,0</text:p>
          </table:table-cell>
          <table:table-cell table:formula="of:=[.E16]+[.F16]" office:value-type="float" office:value="12">
            <text:p>12,0</text:p>
          </table:table-cell>
          <table:table-cell office:value-type="string">
            <text:p>ADA341, BAB145</text:p>
          </table:table-cell>
          <table:table-cell table:number-columns-repeated="2"/>
        </table:table-row>
        <table:table-row table:style-name="ro2">
          <table:table-cell office:value-type="string">
            <text:p>2-extra</text:p>
          </table:table-cell>
          <table:table-cell table:style-name="ce15"/>
          <table:table-cell table:style-name="ce15"/>
          <table:table-cell table:style-name="ce23"/>
          <table:table-cell table:formula="of:=([.B17]+[.C17])/([.$B$20]+[.$C$20])*12" office:value-type="float" office:value="0">
            <text:p>0,0</text:p>
          </table:table-cell>
          <table:table-cell table:formula="of:=[.D17]/[.$D$20]*12" office:value-type="float" office:value="0">
            <text:p>0,0</text:p>
          </table:table-cell>
          <table:table-cell table:style-name="ce36" table:formula="of:=[.E17]+[.F17]" office:value-type="float" office:value="0">
            <text:p>0,0</text:p>
          </table:table-cell>
          <table:table-cell office:value-type="string">
            <text:p>vrt008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16" table:number-columns-repeated="2"/>
          <table:table-cell table:style-name="ce25"/>
          <table:table-cell table:style-name="ce28" table:number-columns-repeated="2"/>
          <table:table-cell table:style-name="ce37"/>
          <table:table-cell table:number-columns-repeated="3"/>
        </table:table-row>
        <table:table-row table:style-name="ro2">
          <table:table-cell table:style-name="Default" table:number-columns-repeated="4"/>
          <table:table-cell table:style-name="ce29" table:number-columns-repeated="2"/>
          <table:table-cell table:style-name="ce38"/>
          <table:table-cell table:number-columns-repeated="3"/>
        </table:table-row>
        <table:table-row table:style-name="ro2">
          <table:table-cell table:style-name="ce5"/>
          <table:table-cell table:style-name="ce17" office:value-type="float" office:value="85">
            <text:p>85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60">
            <text:p>60</text:p>
          </table:table-cell>
          <table:table-cell table:style-name="ce30" table:formula="of:=([.B20]+[.C20])/([.$B$20]+[.$C$20])*12" office:value-type="float" office:value="12">
            <text:p>12,0</text:p>
          </table:table-cell>
          <table:table-cell table:style-name="ce30" table:formula="of:=[.D20]/[.$D$20]*12" office:value-type="float" office:value="12">
            <text:p>12,0</text:p>
          </table:table-cell>
          <table:table-cell table:style-name="ce39" table:formula="of:=[.E20]+[.F20]" office:value-type="float" office:value="24">
            <text:p>24,0</text:p>
          </table:table-cell>
          <table:table-cell table:number-columns-repeated="3"/>
        </table:table-row>
        <table:table-row table:style-name="ro2">
          <table:table-cell table:style-name="Default" table:number-columns-repeated="7"/>
          <table:table-cell table:number-columns-repeated="3"/>
        </table:table-row>
        <table:table-row table:style-name="ro2" table:number-rows-repeated="2">
          <table:table-cell table:style-name="ce6" table:number-columns-repeated="8"/>
          <table:table-cell table:number-columns-repeated="2"/>
        </table:table-row>
        <table:table-row table:style-name="ro2" table:number-rows-repeated="2">
          <table:table-cell table:style-name="ce7"/>
          <table:table-cell table:style-name="ce18" table:number-columns-repeated="3"/>
          <table:table-cell table:style-name="ce31" table:number-columns-repeated="2"/>
          <table:table-cell table:style-name="ce40"/>
          <table:table-cell table:style-name="ce6"/>
          <table:table-cell table:number-columns-repeated="2"/>
        </table:table-row>
        <table:table-row table:style-name="ro2">
          <table:table-cell table:style-name="ce7"/>
          <table:table-cell table:style-name="ce18"/>
          <table:table-cell table:style-name="ce6"/>
          <table:table-cell table:style-name="ce18"/>
          <table:table-cell table:style-name="ce31" table:number-columns-repeated="2"/>
          <table:table-cell table:style-name="ce40"/>
          <table:table-cell table:style-name="ce6"/>
          <table:table-cell table:number-columns-repeated="2"/>
        </table:table-row>
        <table:table-row table:style-name="ro2" table:number-rows-repeated="3">
          <table:table-cell table:style-name="ce7"/>
          <table:table-cell table:style-name="ce18" table:number-columns-repeated="3"/>
          <table:table-cell table:style-name="ce31" table:number-columns-repeated="2"/>
          <table:table-cell table:style-name="ce40"/>
          <table:table-cell table:style-name="ce6"/>
          <table:table-cell table:number-columns-repeated="2"/>
        </table:table-row>
        <table:table-row table:style-name="ro2" table:number-rows-repeated="5">
          <table:table-cell table:style-name="ce6" table:number-columns-repeated="8"/>
          <table:table-cell table:number-columns-repeated="2"/>
        </table:table-row>
        <table:table-row table:style-name="ro2">
          <table:table-cell table:style-name="ce6" table:number-columns-repeated="8"/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6">16.12.2009</text:date>, <text:time>10:57:4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vel Moravec</meta:initial-creator>
    <meta:creation-date>2009-12-10T10:32:26</meta:creation-date>
    <dc:date>2009-12-16T10:57:36</dc:date>
    <dc:creator>Pavel Moravec</dc:creator>
    <meta:editing-duration>PT24H20M51S</meta:editing-duration>
    <meta:editing-cycles>40</meta:editing-cycles>
    <meta:generator>OpenOffice.org/3.1$Unix OpenOffice.org_project/310m21$Build-9319</meta:generator>
    <meta:document-statistic meta:table-count="3" meta:cell-count="136" meta:object-count="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8b00fb0015009d004b0072004c001100a3004300350006008b000a00230011">
    <SignedInfo>
      <CanonicalizationMethod Algorithm="http://www.w3.org/TR/2001/REC-xml-c14n-20010315"/>
      <SignatureMethod Algorithm="http://www.w3.org/2000/09/xmldsig#rsa-sha1"/>
      <Reference URI="VersionList.xml">
        <DigestMethod Algorithm="http://www.w3.org/2000/09/xmldsig#sha1"/>
        <DigestValue>zs6ycb1qHs7nSkGAvd1BDkgBm4w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Kky65vT8VfLu1GoxSoNPgnNDhe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wTIRxu8mJEA0Y0Px/UwpVkeOxzY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uOdVlPVt/Es8ZQ5kHGjcKfTp3Vw=</DigestValue>
      </Reference>
      <Reference URI="Versions/Version1">
        <DigestMethod Algorithm="http://www.w3.org/2000/09/xmldsig#sha1"/>
        <DigestValue>phq3baAlCILJw83IsAYmk//enLU=</DigestValue>
      </Reference>
      <Reference URI="Versions/Version2">
        <DigestMethod Algorithm="http://www.w3.org/2000/09/xmldsig#sha1"/>
        <DigestValue>6oyKb5D7pJ4t4mtK203xuJWF5P8=</DigestValue>
      </Reference>
      <Reference URI="Thumbnails/thumbnail.png">
        <DigestMethod Algorithm="http://www.w3.org/2000/09/xmldsig#sha1"/>
        <DigestValue>YhbR/K1n158MS3YEvmtRuJK6TJU=</DigestValue>
      </Reference>
      <Reference URI="Configurations2/accelerator/current.xml">
        <DigestMethod Algorithm="http://www.w3.org/2000/09/xmldsig#sha1"/>
        <DigestValue>2jmj7l5rSw0yVb/vlWAYkK/YBwk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mXRGao/DbvCs5nfHXugnH5eu1eo=</DigestValue>
      </Reference>
      <Reference URI="#ID_007f009500a800db00240012004e00c200800028008600c1003900c2007a00e2">
        <DigestMethod Algorithm="http://www.w3.org/2000/09/xmldsig#sha1"/>
        <DigestValue>Qh/DcAayvvv+QzWopJc3F5kG4Ls=</DigestValue>
      </Reference>
    </SignedInfo>
    <SignatureValue>Xypvhg3DWc6iYOWGnsY03wgmH3O1orcpv2JxbsNg/X2LOshcOfHhDxrTrkBdeZwx
cUKP0W7L2uBV9jbAp6TdupQY3zCtS6qg6NYqCCgRZa58DWd45d0PjZhRYvT7owMH
4ZIdIWpqhWMgW+D7N+moQ5loEgl/wfNgg584yZHFyC4=</SignatureValue>
    <KeyInfo>
      <X509Data>
        <X509IssuerSerial>
          <X509IssuerName>OID.2.5.29.17=ca@vsb.cz,CN=CA VSB-TUO 2005-12-05,OU=Computer Center,O=VSB - Technical University of Ostrava,L=Ostrava,C=CZ</X509IssuerName>
          <X509SerialNumber>524</X509SerialNumber>
        </X509IssuerSerial>
        <X509Certificate>MIIFUDCCBDigAwIBAgICAgwwDQYJKoZIhvcNAQEFBQAwgZ0xCzAJBgNVBAYTAkNaMRAwDgYDVQQHEwdPc3RyYXZhMS4wLAYDVQQKEyVWU0IgLSBUZWNobmljYWwgVW5pdmVyc2l0eSBvZiBPc3RyYXZhMRgwFgYDVQQLEw9Db21wdXRlciBDZW50ZXIxHjAcBgNVBAMTFUNBIFZTQi1UVU8gMjAwNS0xMi0wNTESMBAGA1UdERQJY2FAdnNiLmN6MB4XDTA5MDMyMDEyMjQyN1oXDTEyMDgzMTIxNTk1OVowga4xCzAJBgNVBAYTAkNaMRowGAYDVQQIExExMjM3NTQyODU5MTU1MTU4NjEQMA4GA1UEBxMHT3N0cmF2YTEuMCwGA1UEChMlVlNCIC0gVGVjaG5pY2FsIFVuaXZlcnNpdHkgb2YgT3N0cmF2YTEMMAoGA1UECxMDRkVJMQ4wDAYDVQQDEwVtb3IwMzEjMCEGCSqGSIb3DQEJARYUcGF2ZWwubW9yYXZlY0B2c2IuY3owgZ8wDQYJKoZIhvcNAQEBBQADgY0AMIGJAoGBAJ9Ykba++rp1h4Zfb7UsbcYqYaPnw4CuUNMdXF95Aaj1bKfNJnSNJXBSOPA4c17Kc6ypQsk5RwkSH69xkzhVf0ULrQ3cTmCGHu7yQCKmJnbwn0o9Tqc69tiKMGlF1SVbrXs+4B2jdelMEVmtCNexzXtuyo5EVglx6DE9xtlENzIXAgMBAAGjggIJMIICBTAJBgNVHRMEAjAAMBEGCWCGSAGG+EIBAQQEAwIEsDALBgNVHQ8EBAMCA/gwYgYDVR0lBFswWQYIKwYBBQUHAwMGCCsGAQUFBwMEBgorBgEEAYI3AgEVBgorBgEEAYI3CgMBBgorBgEEAYI3CgMDBgorBgEEAYI3CgMEBglghkgBhvhCBAEGCCsGAQUFBwMCMB8GCWCGSAGG+EIBDQQSFhBVc2VyIENlcnRpZmljYXRlMCgGCWCGSAGG+EIBBAQbFhlodHRwOi8vY2EudnNiLmN6L2NybC8wMDMvMCoGA1UdHwQjMCEwH6AdoBuGGWh0dHA6Ly9jYS52c2IuY3ovY3JsLzAwMy8wQwYDVR0gBDwwOjA4Bg0rBgEEAYGpIQgBAQIAMCcwJQYIKwYBBQUHAgEWGWh0dHA6Ly9jYS52c2IuY3ovY3BzLzAwMy8wHQYDVR0OBBYEFPc+rJb5NkWvH288APw8GwYVCwZwMB8GA1UdIwQYMBaAFIyroJ86A0+t+morKu6dWEt7Q4gCMHgGA1UdEQRxMG+BFHBhdmVsLm1vcmF2ZWNAdnNiLmN6gRVwYXZlbC5tb3JhdmVjQHBvc3QuY3qBFXBhdmVsLm1vcmF2ZWNAcG9zdC5jeoEVcGF2ZWxtb3JhdmVjQGF0bGFzLmN6gRJtb3JhdmVjcEBnbWFpbC5jb20wDQYJKoZIhvcNAQEFBQADggEBAAL6y24maK6uHS9edtsob5tj7wM5KS4J5THNUzvsbKPWry734ISdQvwlthddZkjhjibRPuCd9JIR310JE5SGydZGoXfe5APKYmd9IiNoTupEfJjwaxIo9zwjWWNG80HqIR9ee+FEKAtZc9pRxhMiqfeVVqp4O5Dt9GzIKTl3jbKBZdTR5/7FMJGcqtuDZM+iYmbZlXmdKo1wi4nKssuCWKBZs/RCj9A5ultef4mbMbAjvXAyBjd6WwY5ks05lHaCobl5GE7J59SdjeAwpegaDRZtus4WPzgHdmV2ZkS5HuSlIFd9b90qoP+HcqBz8hH+iFCdiTOt+hdgF41Iezi2+AI=</X509Certificate>
        <X509Certificate>MIIFUDCCBDigAwIBAgICAgwwDQYJKoZIhvcNAQEFBQAwgZ0xCzAJBgNVBAYTAkNa
MRAwDgYDVQQHEwdPc3RyYXZhMS4wLAYDVQQKEyVWU0IgLSBUZWNobmljYWwgVW5p
dmVyc2l0eSBvZiBPc3RyYXZhMRgwFgYDVQQLEw9Db21wdXRlciBDZW50ZXIxHjAc
BgNVBAMTFUNBIFZTQi1UVU8gMjAwNS0xMi0wNTESMBAGA1UdERQJY2FAdnNiLmN6
MB4XDTA5MDMyMDEyMjQyN1oXDTEyMDgzMTIxNTk1OVowga4xCzAJBgNVBAYTAkNa
MRowGAYDVQQIExExMjM3NTQyODU5MTU1MTU4NjEQMA4GA1UEBxMHT3N0cmF2YTEu
MCwGA1UEChMlVlNCIC0gVGVjaG5pY2FsIFVuaXZlcnNpdHkgb2YgT3N0cmF2YTEM
MAoGA1UECxMDRkVJMQ4wDAYDVQQDEwVtb3IwMzEjMCEGCSqGSIb3DQEJARYUcGF2
ZWwubW9yYXZlY0B2c2IuY3owgZ8wDQYJKoZIhvcNAQEBBQADgY0AMIGJAoGBAJ9Y
kba++rp1h4Zfb7UsbcYqYaPnw4CuUNMdXF95Aaj1bKfNJnSNJXBSOPA4c17Kc6yp
Qsk5RwkSH69xkzhVf0ULrQ3cTmCGHu7yQCKmJnbwn0o9Tqc69tiKMGlF1SVbrXs+
4B2jdelMEVmtCNexzXtuyo5EVglx6DE9xtlENzIXAgMBAAGjggIJMIICBTAJBgNV
HRMEAjAAMBEGCWCGSAGG+EIBAQQEAwIEsDALBgNVHQ8EBAMCA/gwYgYDVR0lBFsw
WQYIKwYBBQUHAwMGCCsGAQUFBwMEBgorBgEEAYI3AgEVBgorBgEEAYI3CgMBBgor
BgEEAYI3CgMDBgorBgEEAYI3CgMEBglghkgBhvhCBAEGCCsGAQUFBwMCMB8GCWCG
SAGG+EIBDQQSFhBVc2VyIENlcnRpZmljYXRlMCgGCWCGSAGG+EIBBAQbFhlodHRw
Oi8vY2EudnNiLmN6L2NybC8wMDMvMCoGA1UdHwQjMCEwH6AdoBuGGWh0dHA6Ly9j
YS52c2IuY3ovY3JsLzAwMy8wQwYDVR0gBDwwOjA4Bg0rBgEEAYGpIQgBAQIAMCcw
JQYIKwYBBQUHAgEWGWh0dHA6Ly9jYS52c2IuY3ovY3BzLzAwMy8wHQYDVR0OBBYE
FPc+rJb5NkWvH288APw8GwYVCwZwMB8GA1UdIwQYMBaAFIyroJ86A0+t+morKu6d
WEt7Q4gCMHgGA1UdEQRxMG+BFHBhdmVsLm1vcmF2ZWNAdnNiLmN6gRVwYXZlbC5t
b3JhdmVjQHBvc3QuY3qBFXBhdmVsLm1vcmF2ZWNAcG9zdC5jeoEVcGF2ZWxtb3Jh
dmVjQGF0bGFzLmN6gRJtb3JhdmVjcEBnbWFpbC5jb20wDQYJKoZIhvcNAQEFBQAD
ggEBAAL6y24maK6uHS9edtsob5tj7wM5KS4J5THNUzvsbKPWry734ISdQvwlthdd
ZkjhjibRPuCd9JIR310JE5SGydZGoXfe5APKYmd9IiNoTupEfJjwaxIo9zwjWWNG
80HqIR9ee+FEKAtZc9pRxhMiqfeVVqp4O5Dt9GzIKTl3jbKBZdTR5/7FMJGcqtuD
ZM+iYmbZlXmdKo1wi4nKssuCWKBZs/RCj9A5ultef4mbMbAjvXAyBjd6WwY5ks05
lHaCobl5GE7J59SdjeAwpegaDRZtus4WPzgHdmV2ZkS5HuSlIFd9b90qoP+HcqBz
8hH+iFCdiTOt+hdgF41Iezi2+AI=</X509Certificate>
      </X509Data>
    </KeyInfo>
    <Object>
      <SignatureProperties>
        <SignatureProperty Id="ID_007f009500a800db00240012004e00c200800028008600c1003900c2007a00e2" Target="#ID_008b00fb0015009d004b0072004c001100a3004300350006008b000a00230011">
          <dc:date xmlns:dc="http://purl.org/dc/elements/1.1/">2009-12-16T10:57:48</dc:date>
        </SignatureProperty>
      </SignatureProperties>
    </Object>
  </Signature>
</document-signatures>
</file>

<file path=VersionList.xml><?xml version="1.0" encoding="utf-8"?>
<VL:version-list xmlns:dc="http://purl.org/dc/elements/1.1/" xmlns:VL="http://openoffice.org/2001/versions-list">
  <VL:version-entry VL:title="Version1" VL:comment="Po prvnim kole oprav" VL:creator="Pavel Moravec" dc:date-time="2009-12-11T09:20:18"/>
  <VL:version-entry VL:title="Version2" VL:comment="St 10:00" VL:creator="Pavel Moravec" dc:date-time="2009-12-16T10:57:37"/>
</VL:version-list>
</file>